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ntentRequestProcessorAspect.publish( PortalService service , String [ ] valu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ContentRequestProcessorAspect.process( RequestProcessorAspectContext contex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8">
            <text:p text:style-name="Table_20_Contents">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